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4cm"/>
    </style:style>
    <style:style style:name="co3" style:family="table-column">
      <style:table-column-properties fo:break-before="auto" style:column-width="8.742cm"/>
    </style:style>
    <style:style style:name="co4" style:family="table-column">
      <style:table-column-properties fo:break-before="auto" style:column-width="3.124cm"/>
    </style:style>
    <style:style style:name="co5" style:family="table-column">
      <style:table-column-properties fo:break-before="auto" style:column-width="8.7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/>
      <style:text-properties style:text-position=""/>
    </style:style>
    <style:style style:name="ce2" style:family="table-cell" style:parent-style-name="Default">
      <style:table-cell-properties fo:background-color="#eeeeee"/>
      <style:text-properties style:text-position=""/>
    </style:style>
    <style:style style:name="ce3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99ff"/>
      <style:text-properties style:text-position=""/>
    </style:style>
    <style:style style:name="ce5" style:family="table-cell" style:parent-style-name="Default">
      <style:text-properties fo:color="#000000" style:text-position="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transparent"/>
      <style:text-properties fo:color="#000000" style:text-position="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9" style:family="table-cell" style:parent-style-name="Default">
      <style:table-cell-properties fo:background-color="#ff00ff"/>
      <style:text-properties style:text-position=""/>
    </style:style>
    <style:style style:name="ce10" style:family="table-cell" style:parent-style-name="Default">
      <style:table-cell-properties fo:background-color="#ccccff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99ff"/>
    </style:style>
    <style:style style:name="ce14" style:family="table-cell" style:parent-style-name="Default"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000000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18" style:family="table-cell" style:parent-style-name="Default">
      <style:table-cell-properties fo:background-color="#ff00ff"/>
    </style:style>
    <style:style style:name="ce1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#cc00cc"/>
    </style:style>
    <style:style style:name="ce21" style:family="table-cell" style:parent-style-name="Default">
      <style:table-cell-properties fo:background-color="#cc00cc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0066"/>
    </style:style>
    <style:style style:name="ce23" style:family="table-cell" style:parent-style-name="Default">
      <style:table-cell-properties fo:background-color="#b2b2b2"/>
      <style:text-properties fo:color="#000000" style:font-name="Liberation Sans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</office:automatic-styles>
  <office:body>
    <office:spreadsheet>
      <table:table table:name="Check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. blades</text:p>
          </table:table-cell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at the tip edge</text:p>
          </table:table-cell>
          <table:table-cell office:value-type="string" calcext:value-type="string">
            <text:p>periph speed</text:p>
          </table:table-cell>
          <table:table-cell table:style-name="ce2" table:formula="of:=PI()*[.C6]*[.C4]" office:value-type="float" office:value="273.318560862312" calcext:value-type="float">
            <text:p>273.3185608623</text:p>
          </table:table-cell>
          <table:table-cell office:value-type="string" calcext:value-type="string">
            <text:p>m/s: speed at inlet tip</text:p>
          </table:table-cell>
        </table:table-row>
        <table:table-row table:style-name="ro1">
          <table:table-cell/>
          <table:table-cell office:value-type="string" calcext:value-type="string">
            <text:p>slip factor</text:p>
          </table:table-cell>
          <table:table-cell table:formula="of:=1-(0.63*PI()/[.C2])" office:value-type="float" office:value="0.905752220392306" calcext:value-type="float">
            <text:p>0.9057522204</text:p>
          </table:table-cell>
          <table:table-cell office:value-type="string" calcext:value-type="string">
            <text:p>ratio of actual speed to tip speed</text:p>
          </table:table-cell>
          <table:table-cell office:value-type="string" calcext:value-type="string">
            <text:p>root speed</text:p>
          </table:table-cell>
          <table:table-cell table:style-name="ce2" table:formula="of:=PI()*[.C5]*[.C4]" office:value-type="float" office:value="136.659280431156" calcext:value-type="float">
            <text:p>136.6592804312</text:p>
          </table:table-cell>
          <table:table-cell office:value-type="string" calcext:value-type="string">
            <text:p>m/s: speed at inlet root</text:p>
          </table:table-cell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table:style-name="ce1" office:value-type="float" office:value="290" calcext:value-type="float">
            <text:p>290</text:p>
          </table:table-cell>
          <table:table-cell office:value-type="string" calcext:value-type="string">
            <text:p>/sec</text:p>
          </table:table-cell>
          <table:table-cell office:value-type="string" calcext:value-type="string">
            <text:p>alpha tip</text:p>
          </table:table-cell>
          <table:table-cell table:style-name="ce2" table:formula="of:=DEGREES(ATAN([.C28]/[.F2]))" office:value-type="float" office:value="27.195395294029" calcext:value-type="float">
            <text:p>27.195395294</text:p>
          </table:table-cell>
          <table:table-cell office:value-type="string" calcext:value-type="string">
            <text:p>deg: incidence at tip</text:p>
          </table:table-cell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table:style-name="ce1" office:value-type="float" office:value="0.15" calcext:value-type="float">
            <text:p>0.15</text:p>
          </table:table-cell>
          <table:table-cell office:value-type="string" calcext:value-type="string">
            <text:p>m: diam to root – actually radius?</text:p>
          </table:table-cell>
          <table:table-cell office:value-type="string" calcext:value-type="string">
            <text:p>alpha root</text:p>
          </table:table-cell>
          <table:table-cell table:style-name="ce2" table:formula="of:=DEGREES(ATAN([.C28]/[.F3]))" office:value-type="float" office:value="45.7814648046566" calcext:value-type="float">
            <text:p>45.7814648047</text:p>
          </table:table-cell>
          <table:table-cell office:value-type="string" calcext:value-type="string">
            <text:p>deg: incidence at root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table:style-name="ce1" office:value-type="float" office:value="0.3" calcext:value-type="float">
            <text:p>0.3</text:p>
          </table:table-cell>
          <table:table-cell office:value-type="string" calcext:value-type="string">
            <text:p>m: diam to tip – actually radius?</text:p>
          </table:table-cell>
          <table:table-cell office:value-type="string" calcext:value-type="string">
            <text:p>Cr2</text:p>
          </table:table-cell>
          <table:table-cell table:style-name="ce2" table:formula="of:=[.C48]" office:value-type="float" office:value="142.382239119571" calcext:value-type="float">
            <text:p>142.3822391196</text:p>
          </table:table-cell>
          <table:table-cell office:value-type="string" calcext:value-type="string">
            <text:p>(assume Cr2 = Ca1)</text:p>
          </table:table-cell>
        </table:table-row>
        <table:table-row table:style-name="ro1">
          <table:table-cell/>
          <table:table-cell office:value-type="string" calcext:value-type="string">
            <text:p>do</text:p>
          </table:table-cell>
          <table:table-cell table:style-name="ce1" office:value-type="float" office:value="0.5" calcext:value-type="float">
            <text:p>0.5</text:p>
          </table:table-cell>
          <table:table-cell office:value-type="string" calcext:value-type="string">
            <text:p>m: overall diam</text:p>
          </table:table-cell>
          <table:table-cell office:value-type="string" calcext:value-type="string">
            <text:p>Cw2</text:p>
          </table:table-cell>
          <table:table-cell table:formula="of:=[.C9]*[.C3]" office:value-type="float" office:value="412.598155625781" calcext:value-type="float">
            <text:p>412.5981556258</text:p>
          </table:table-cell>
          <table:table-cell office:value-type="string" calcext:value-type="string">
            <text:p>m/s: effective tip speed?</text:p>
          </table:table-cell>
        </table:table-row>
        <table:table-row table:style-name="ro1">
          <table:table-cell/>
          <table:table-cell office:value-type="string" calcext:value-type="string">
            <text:p>p01</text:p>
          </table:table-cell>
          <table:table-cell table:style-name="ce1" office:value-type="float" office:value="1.1" calcext:value-type="float">
            <text:p>1.1</text:p>
          </table:table-cell>
          <table:table-cell office:value-type="string" calcext:value-type="string">
            <text:p>bar: inlet stagnation pressure</text:p>
          </table:table-cell>
          <table:table-cell office:value-type="string" calcext:value-type="string">
            <text:p>C2^2/2Cp</text:p>
          </table:table-cell>
          <table:table-cell table:formula="of:=(([.F6]/100)^2+([.C10]/100)^2)/(2*[.C19]/10)" office:value-type="float" office:value="94.3118515061877" calcext:value-type="float">
            <text:p>94.3118515062</text:p>
          </table:table-cell>
          <table:table-cell office:value-type="string" calcext:value-type="string">
            <text:p>K: ? factor of 10 in here somewhere for ?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PI()*[.C7]*[.C4]" office:value-type="float" office:value="455.53093477052" calcext:value-type="float">
            <text:p>455.5309347705</text:p>
          </table:table-cell>
          <table:table-cell office:value-type="string" calcext:value-type="string">
            <text:p>m/s: ideal tip speed</text:p>
          </table:table-cell>
          <table:table-cell office:value-type="string" calcext:value-type="string">
            <text:p>Loss spli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: loss fraction from impeller</text:p>
          </table:table-cell>
        </table:table-row>
        <table:table-row table:style-name="ro1">
          <table:table-cell/>
          <table:table-cell office:value-type="string" calcext:value-type="string">
            <text:p>Cw2</text:p>
          </table:table-cell>
          <table:table-cell table:formula="of:=[.C9]*[.C3]" office:value-type="float" office:value="412.598155625781" calcext:value-type="float">
            <text:p>412.5981556258</text:p>
          </table:table-cell>
          <table:table-cell office:value-type="string" calcext:value-type="string">
            <text:p>m/s: actual tip speed</text:p>
          </table:table-cell>
          <table:table-cell office:value-type="string" calcext:value-type="string">
            <text:p>Loss</text:p>
          </table:table-cell>
          <table:table-cell table:formula="of:=[.F9]*(1-[.C13])" office:value-type="float" office:value="0.11" calcext:value-type="float">
            <text:p>0.11</text:p>
          </table:table-cell>
          <table:table-cell office:value-type="string" calcext:value-type="string">
            <text:p>-: impeller loss</text:p>
          </table:table-cell>
        </table:table-row>
        <table:table-row table:style-name="ro1">
          <table:table-cell/>
          <table:table-cell office:value-type="string" calcext:value-type="string">
            <text:p>T03-T01</text:p>
          </table:table-cell>
          <table:table-cell table:formula="of:=([.C12]*[.C3]*[.C9]*[.C9])/([.C19]*10^3)" office:value-type="float" office:value="193.533933126215" calcext:value-type="float">
            <text:p>193.5339331262</text:p>
          </table:table-cell>
          <table:table-cell office:value-type="string" calcext:value-type="string">
            <text:p>K: temperature equivalent of work done</text:p>
          </table:table-cell>
          <table:table-cell office:value-type="string" calcext:value-type="string">
            <text:p>effective comprn</text:p>
          </table:table-cell>
          <table:table-cell table:formula="of:=1-[.F10]" office:value-type="float" office:value="0.89" calcext:value-type="float">
            <text:p>0.89</text:p>
          </table:table-cell>
          <table:table-cell office:value-type="string" calcext:value-type="string">
            <text:p>-: ?</text:p>
          </table:table-cell>
        </table:table-row>
        <table:table-row table:style-name="ro1">
          <table:table-cell/>
          <table:table-cell office:value-type="string" calcext:value-type="string">
            <text:p>psi</text:p>
          </table:table-cell>
          <table:table-cell table:style-name="ce1" office:value-type="float" office:value="1.04" calcext:value-type="float">
            <text:p>1.04</text:p>
          </table:table-cell>
          <table:table-cell office:value-type="string" calcext:value-type="string">
            <text:p>power input factor (2 is a guess, good would be 1.04)</text:p>
          </table:table-cell>
          <table:table-cell office:value-type="string" calcext:value-type="string">
            <text:p>p02/p01</text:p>
          </table:table-cell>
          <table:table-cell table:formula="of:=(1+(([.F11]*[.C11])/[.C14]))^[.C16]" office:value-type="float" office:value="4.95807382986095" calcext:value-type="float">
            <text:p>4.9580738299</text:p>
          </table:table-cell>
          <table:table-cell office:value-type="string" calcext:value-type="string">
            <text:p>-: pressure ratio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table:style-name="ce1" office:value-type="float" office:value="0.78" calcext:value-type="float">
            <text:p>0.78</text:p>
          </table:table-cell>
          <table:table-cell table:style-name="ce5" office:value-type="string" calcext:value-type="string">
            <text:p>isentropic efficiency</text:p>
          </table:table-cell>
          <table:table-cell office:value-type="string" calcext:value-type="string">
            <text:p>T02</text:p>
          </table:table-cell>
          <table:table-cell table:formula="of:=[.C14]+[.C11]" office:value-type="float" office:value="488.533933126215" calcext:value-type="float">
            <text:p>488.5339331262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/>
          <table:table-cell office:value-type="string" calcext:value-type="string">
            <text:p>T01</text:p>
          </table:table-cell>
          <table:table-cell table:style-name="ce1" office:value-type="float" office:value="295" calcext:value-type="float">
            <text:p>295</text:p>
          </table:table-cell>
          <table:table-cell office:value-type="string" calcext:value-type="string">
            <text:p>K: inlet stagnation temperature</text:p>
          </table:table-cell>
          <table:table-cell office:value-type="string" calcext:value-type="string">
            <text:p>T2</text:p>
          </table:table-cell>
          <table:table-cell table:formula="of:=[.F13]-[.F8]" office:value-type="float" office:value="394.222081620027" calcext:value-type="float">
            <text:p>394.22208162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/>
          <table:table-cell office:value-type="string" calcext:value-type="string">
            <text:p>gamma</text:p>
          </table:table-cell>
          <table:table-cell table:style-name="ce1" office:value-type="float" office:value="1.403" calcext:value-type="float">
            <text:p>1.403</text:p>
          </table:table-cell>
          <table:table-cell office:value-type="string" calcext:value-type="string">
            <text:p>ratio of specific heats, 1.4ish for dry cold air</text:p>
          </table:table-cell>
          <table:table-cell office:value-type="string" calcext:value-type="string">
            <text:p>p2/p02</text:p>
          </table:table-cell>
          <table:table-cell table:formula="of:=([.F14]/[.F13])^[.C16]" office:value-type="float" office:value="0.47390945493201" calcext:value-type="float">
            <text:p>0.473909454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y-(y-1)</text:p>
          </table:table-cell>
          <table:table-cell table:style-name="Default" table:formula="of:=[.C15]/([.C15]-1)" office:value-type="float" office:value="3.48138957816377" calcext:value-type="float">
            <text:p>3.4813895782</text:p>
          </table:table-cell>
          <table:table-cell office:value-type="string" calcext:value-type="string">
            <text:p>-: probably</text:p>
          </table:table-cell>
          <table:table-cell table:style-name="ce7" office:value-type="string" calcext:value-type="string">
            <text:p>p2/p01</text:p>
          </table:table-cell>
          <table:table-cell table:style-name="ce7" table:formula="of:=[.F12]*[.F15]" office:value-type="float" office:value="2.34967806622207" calcext:value-type="float">
            <text:p>2.3496780662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03/p01</text:p>
          </table:table-cell>
          <table:table-cell table:style-name="Default" table:formula="of:=(1+([.C13]*[.C11])/[.C14])^[.C16]" office:value-type="float" office:value="4.21508714411154" calcext:value-type="float">
            <text:p>4.2150871441</text:p>
          </table:table-cell>
          <table:table-cell office:value-type="string" calcext:value-type="string">
            <text:p>-: pressure ratio ?</text:p>
          </table:table-cell>
          <table:table-cell table:style-name="ce7" office:value-type="string" calcext:value-type="string">
            <text:p>p2</text:p>
          </table:table-cell>
          <table:table-cell table:style-name="ce8" table:formula="of:=[.F16]*[.C8]" office:value-type="float" office:value="2.58464587284427" calcext:value-type="float">
            <text:p>2.5846458728</text:p>
          </table:table-cell>
          <table:table-cell table:style-name="ce7" office:value-type="string" calcext:value-type="string">
            <text:p>bar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kg/s: inlet mass flow</text:p>
          </table:table-cell>
          <table:table-cell table:style-name="ce7" office:value-type="string" calcext:value-type="string">
            <text:p>rho2</text:p>
          </table:table-cell>
          <table:table-cell table:style-name="ce7" table:formula="of:=([.F17]*100)/(0.287*[.F14])" office:value-type="float" office:value="2.28443183892133" calcext:value-type="float">
            <text:p>2.2844318389</text:p>
          </table:table-cell>
          <table:table-cell table:style-name="ce7" office:value-type="string" calcext:value-type="string">
            <text:p>kg/m^3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table:style-name="ce3" office:value-type="float" office:value="1.01" calcext:value-type="float">
            <text:p>1.01</text:p>
          </table:table-cell>
          <table:table-cell table:style-name="ce6" office:value-type="string" calcext:value-type="string">
            <text:p>kJ/(kg K): specific heat of air</text:p>
          </table:table-cell>
          <table:table-cell office:value-type="string" calcext:value-type="string">
            <text:p>A outflow</text:p>
          </table:table-cell>
          <table:table-cell table:formula="of:=[.C18]/([.F18]*[.F6])" office:value-type="float" office:value="0.0276699571489095" calcext:value-type="float">
            <text:p>0.0276699571</text:p>
          </table:table-cell>
          <table:table-cell office:value-type="string" calcext:value-type="string">
            <text:p>m^2</text:p>
          </table:table-cell>
        </table:table-row>
        <table:table-row table:style-name="ro1">
          <table:table-cell/>
          <table:table-cell office:value-type="string" calcext:value-type="string">
            <text:p>input power reqd</text:p>
          </table:table-cell>
          <table:table-cell table:formula="of:=[.C18]*[.C19]*[.C11]" office:value-type="float" office:value="1759.22345211729" calcext:value-type="float">
            <text:p>1759.2234521173</text:p>
          </table:table-cell>
          <table:table-cell office:value-type="string" calcext:value-type="string">
            <text:p>kW?: (says kW in book)</text:p>
          </table:table-cell>
          <table:table-cell office:value-type="string" calcext:value-type="string">
            <text:p>Depth</text:p>
          </table:table-cell>
          <table:table-cell table:formula="of:=[.F19]/(PI()*[.C7])" office:value-type="float" office:value="0.0176152418215595" calcext:value-type="float">
            <text:p>0.017615241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formula="of:=(PI()*(([.C6])^2-([.C5])^2))/4" office:value-type="float" office:value="0.0530143760293278" calcext:value-type="float">
            <text:p>0.053014376</text:p>
          </table:table-cell>
          <table:table-cell office:value-type="string" calcext:value-type="string">
            <text:p>m^2: annular intake area</text:p>
          </table:table-cell>
          <table:table-cell office:value-type="string" calcext:value-type="string">
            <text:p>Depth</text:p>
          </table:table-cell>
          <table:table-cell table:style-name="ce9" table:formula="of:=[.F20]*1000" office:value-type="float" office:value="17.6152418215595" calcext:value-type="float">
            <text:p>17.615241821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office:value-type="string" calcext:value-type="string">
            <text:p>rho1</text:p>
          </table:table-cell>
          <table:table-cell table:formula="of:=([.C8]*100)/(0.287*([.C14]))" office:value-type="float" office:value="1.2992381739798" calcext:value-type="float">
            <text:p>1.299238174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formula="of:=[.$C$18]/([.C22]*[.C21])" office:value-type="float" office:value="130.665243703033" calcext:value-type="float">
            <text:p>130.665243703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1^2/2cp</text:p>
          </table:table-cell>
          <table:table-cell table:formula="of:=[.C23]^2/(2*[.$C$19]*10^3)" office:value-type="float" office:value="8.45218114454113" calcext:value-type="float">
            <text:p>8.4521811445</text:p>
          </table:table-cell>
          <table:table-cell office:value-type="string" calcext:value-type="string">
            <text:p>K: equiv dyn. te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T1</text:p>
          </table:table-cell>
          <table:table-cell table:formula="of:=([.$C$14])-[.C24]" office:value-type="float" office:value="286.547818855459" calcext:value-type="float">
            <text:p>286.5478188555</text:p>
          </table:table-cell>
          <table:table-cell office:value-type="string" calcext:value-type="string">
            <text:p>K: temperat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p1</text:p>
          </table:table-cell>
          <table:table-cell table:formula="of:=[.$C$8]/(([.$C$14]/[.C25])^[.$C$16])" office:value-type="float" office:value="0.99412377148236" calcext:value-type="float">
            <text:p>0.9941237715</text:p>
          </table:table-cell>
          <table:table-cell office:value-type="string" calcext:value-type="string">
            <text:p>bar: press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rho1</text:p>
          </table:table-cell>
          <table:table-cell table:formula="of:=([.C26]*100)/(0.287*[.C25])" office:value-type="float" office:value="1.20881949389885" calcext:value-type="float">
            <text:p>1.2088194939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formula="of:=[.$C$18]/([.C27]*[.$C$21])" office:value-type="float" office:value="140.438893886303" calcext:value-type="float">
            <text:p>140.4388938863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1^2/2cp</text:p>
          </table:table-cell>
          <table:table-cell table:formula="of:=[.C28]^2/(2*[.$C$19]*10^3)" office:value-type="float" office:value="9.76390243366742" calcext:value-type="float">
            <text:p>9.7639024337</text:p>
          </table:table-cell>
          <table:table-cell office:value-type="string" calcext:value-type="string">
            <text:p>K: equiv dyn. te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T1</text:p>
          </table:table-cell>
          <table:table-cell table:formula="of:=([.$C$14])-[.C29]" office:value-type="float" office:value="285.236097566333" calcext:value-type="float">
            <text:p>285.2360975663</text:p>
          </table:table-cell>
          <table:table-cell office:value-type="string" calcext:value-type="string">
            <text:p>K: temperat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p1</text:p>
          </table:table-cell>
          <table:table-cell table:formula="of:=[.$C$8]/(([.$C$14]/[.C30])^[.$C$16])" office:value-type="float" office:value="0.978370543966709" calcext:value-type="float">
            <text:p>0.978370544</text:p>
          </table:table-cell>
          <table:table-cell office:value-type="string" calcext:value-type="string">
            <text:p>bar: press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rho1</text:p>
          </table:table-cell>
          <table:table-cell table:formula="of:=([.C31]*100)/(0.287*[.C30])" office:value-type="float" office:value="1.19513505768476" calcext:value-type="float">
            <text:p>1.1951350577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formula="of:=[.$C$18]/([.C32]*[.$C$21])" office:value-type="float" office:value="142.046935649456" calcext:value-type="float">
            <text:p>142.0469356495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1^2/2cp</text:p>
          </table:table-cell>
          <table:table-cell table:formula="of:=[.C33]^2/(2*[.$C$19]*10^3)" office:value-type="float" office:value="9.98877818188146" calcext:value-type="float">
            <text:p>9.9887781819</text:p>
          </table:table-cell>
          <table:table-cell office:value-type="string" calcext:value-type="string">
            <text:p>K: equiv dyn. te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T1</text:p>
          </table:table-cell>
          <table:table-cell table:formula="of:=([.$C$14])-[.C34]" office:value-type="float" office:value="285.011221818119" calcext:value-type="float">
            <text:p>285.0112218181</text:p>
          </table:table-cell>
          <table:table-cell office:value-type="string" calcext:value-type="string">
            <text:p>K: temperat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p1</text:p>
          </table:table-cell>
          <table:table-cell table:formula="of:=[.$C$8]/(([.$C$14]/[.C35])^[.$C$16])" office:value-type="float" office:value="0.975687861419927" calcext:value-type="float">
            <text:p>0.9756878614</text:p>
          </table:table-cell>
          <table:table-cell office:value-type="string" calcext:value-type="string">
            <text:p>bar: press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rho1</text:p>
          </table:table-cell>
          <table:table-cell table:formula="of:=([.C36]*100)/(0.287*[.C35])" office:value-type="float" office:value="1.19279839283298" calcext:value-type="float">
            <text:p>1.1927983928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formula="of:=[.$C$18]/([.C37]*[.$C$21])" office:value-type="float" office:value="142.325202357248" calcext:value-type="float">
            <text:p>142.3252023572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1^2/2cp</text:p>
          </table:table-cell>
          <table:table-cell table:formula="of:=[.C38]^2/(2*[.$C$19]*10^3)" office:value-type="float" office:value="10.0279520920949" calcext:value-type="float">
            <text:p>10.0279520921</text:p>
          </table:table-cell>
          <table:table-cell office:value-type="string" calcext:value-type="string">
            <text:p>K: equiv dyn. te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T1</text:p>
          </table:table-cell>
          <table:table-cell table:formula="of:=([.$C$14])-[.C39]" office:value-type="float" office:value="284.972047907905" calcext:value-type="float">
            <text:p>284.9720479079</text:p>
          </table:table-cell>
          <table:table-cell office:value-type="string" calcext:value-type="string">
            <text:p>K: temperat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p1</text:p>
          </table:table-cell>
          <table:table-cell table:formula="of:=[.$C$8]/(([.$C$14]/[.C40])^[.$C$16])" office:value-type="float" office:value="0.975221068318525" calcext:value-type="float">
            <text:p>0.9752210683</text:p>
          </table:table-cell>
          <table:table-cell office:value-type="string" calcext:value-type="string">
            <text:p>bar: press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rho1</text:p>
          </table:table-cell>
          <table:table-cell table:formula="of:=([.C41]*100)/(0.287*[.C40])" office:value-type="float" office:value="1.19239161924365" calcext:value-type="float">
            <text:p>1.1923916192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formula="of:=[.$C$18]/([.C42]*[.$C$21])" office:value-type="float" office:value="142.373755309552" calcext:value-type="float">
            <text:p>142.3737553096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1^2/2cp</text:p>
          </table:table-cell>
          <table:table-cell table:formula="of:=[.C43]^2/(2*[.$C$19]*10^3)" office:value-type="float" office:value="10.0347951489822" calcext:value-type="float">
            <text:p>10.034795149</text:p>
          </table:table-cell>
          <table:table-cell office:value-type="string" calcext:value-type="string">
            <text:p>K: equiv dyn. te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T1</text:p>
          </table:table-cell>
          <table:table-cell table:formula="of:=([.$C$14])-[.C44]" office:value-type="float" office:value="284.965204851018" calcext:value-type="float">
            <text:p>284.965204851</text:p>
          </table:table-cell>
          <table:table-cell office:value-type="string" calcext:value-type="string">
            <text:p>K: temperat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p1</text:p>
          </table:table-cell>
          <table:table-cell table:formula="of:=[.$C$8]/(([.$C$14]/[.C45])^[.$C$16])" office:value-type="float" office:value="0.975139543348467" calcext:value-type="float">
            <text:p>0.9751395433</text:p>
          </table:table-cell>
          <table:table-cell office:value-type="string" calcext:value-type="string">
            <text:p>bar: press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rho1</text:p>
          </table:table-cell>
          <table:table-cell table:formula="of:=([.C46]*100)/(0.287*[.C45])" office:value-type="float" office:value="1.19232057088797" calcext:value-type="float">
            <text:p>1.1923205709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style-name="ce4" table:formula="of:=[.$C$18]/([.C47]*[.$C$21])" office:value-type="float" office:value="142.382239119571" calcext:value-type="float">
            <text:p>142.3822391196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</table:table>
      <table:table table:name="MyCompresso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9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. blades</text:p>
          </table:table-cell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at the tip edge</text:p>
          </table:table-cell>
          <table:table-cell office:value-type="string" calcext:value-type="string">
            <text:p>periph speed</text:p>
          </table:table-cell>
          <table:table-cell table:style-name="ce19" table:formula="of:=PI()*[.C6]*[.C4]" office:value-type="float" office:value="0.785398163397448" calcext:value-type="float">
            <text:p>0.7853981634</text:p>
          </table:table-cell>
          <table:table-cell office:value-type="string" calcext:value-type="string">
            <text:p>m/s: speed at inlet tip</text:p>
          </table:table-cell>
        </table:table-row>
        <table:table-row table:style-name="ro1">
          <table:table-cell/>
          <table:table-cell office:value-type="string" calcext:value-type="string">
            <text:p>slip factor</text:p>
          </table:table-cell>
          <table:table-cell table:formula="of:=1-(0.63*PI()/[.C2])" office:value-type="float" office:value="0.820072420748948" calcext:value-type="float">
            <text:p>0.8200724207</text:p>
          </table:table-cell>
          <table:table-cell office:value-type="string" calcext:value-type="string">
            <text:p>ratio of actual speed to tip speed</text:p>
          </table:table-cell>
          <table:table-cell office:value-type="string" calcext:value-type="string">
            <text:p>root speed</text:p>
          </table:table-cell>
          <table:table-cell table:style-name="ce19" table:formula="of:=PI()*[.C5]*[.C4]" office:value-type="float" office:value="0.15707963267949" calcext:value-type="float">
            <text:p>0.1570796327</text:p>
          </table:table-cell>
          <table:table-cell office:value-type="string" calcext:value-type="string">
            <text:p>m/s: speed at inlet root</text:p>
          </table:table-cell>
        </table:table-row>
        <table:table-row table:style-name="ro1">
          <table:table-cell/>
          <table:table-cell office:value-type="string" calcext:value-type="string">
            <text:p>rpm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/sec</text:p>
          </table:table-cell>
          <table:table-cell office:value-type="string" calcext:value-type="string">
            <text:p>alpha tip</text:p>
          </table:table-cell>
          <table:table-cell table:style-name="ce19" table:formula="of:=DEGREES(ATAN([.C28]/[.F2]))" office:value-type="float" office:value="85.0050447627298" calcext:value-type="float">
            <text:p>85.0050447627</text:p>
          </table:table-cell>
          <table:table-cell office:value-type="string" calcext:value-type="string">
            <text:p>deg: incidence at tip</text:p>
          </table:table-cell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table:style-name="ce10" table:formula="of:=10/1000" office:value-type="float" office:value="0.01" calcext:value-type="float">
            <text:p>0.01</text:p>
          </table:table-cell>
          <table:table-cell office:value-type="string" calcext:value-type="string">
            <text:p>m: diam to root – actually radius?</text:p>
          </table:table-cell>
          <table:table-cell office:value-type="string" calcext:value-type="string">
            <text:p>alpha root</text:p>
          </table:table-cell>
          <table:table-cell table:style-name="ce19" table:formula="of:=DEGREES(ATAN([.C28]/[.F3]))" office:value-type="float" office:value="88.9985724195426" calcext:value-type="float">
            <text:p>88.9985724195</text:p>
          </table:table-cell>
          <table:table-cell office:value-type="string" calcext:value-type="string">
            <text:p>deg: incidence at root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table:style-name="ce10" table:formula="of:=50/1000" office:value-type="float" office:value="0.05" calcext:value-type="float">
            <text:p>0.05</text:p>
          </table:table-cell>
          <table:table-cell office:value-type="string" calcext:value-type="string">
            <text:p>m: diam to tip – actually radius?</text:p>
          </table:table-cell>
          <table:table-cell office:value-type="string" calcext:value-type="string">
            <text:p>Cr2</text:p>
          </table:table-cell>
          <table:table-cell table:style-name="ce19" table:formula="of:=[.C48]" office:value-type="float" office:value="8.9862569480475" calcext:value-type="float">
            <text:p>8.986256948</text:p>
          </table:table-cell>
          <table:table-cell office:value-type="string" calcext:value-type="string">
            <text:p>(assume Cr2 = Ca1)</text:p>
          </table:table-cell>
        </table:table-row>
        <table:table-row table:style-name="ro1">
          <table:table-cell/>
          <table:table-cell office:value-type="string" calcext:value-type="string">
            <text:p>do</text:p>
          </table:table-cell>
          <table:table-cell table:style-name="ce10" table:formula="of:=100/1000" office:value-type="float" office:value="0.1" calcext:value-type="float">
            <text:p>0.1</text:p>
          </table:table-cell>
          <table:table-cell office:value-type="string" calcext:value-type="string">
            <text:p>m: overall diam</text:p>
          </table:table-cell>
          <table:table-cell office:value-type="string" calcext:value-type="string">
            <text:p>Cw2</text:p>
          </table:table-cell>
          <table:table-cell table:style-name="ce19" table:formula="of:=[.C9]*[.C3]" office:value-type="float" office:value="1.28816674621825" calcext:value-type="float">
            <text:p>1.2881667462</text:p>
          </table:table-cell>
          <table:table-cell office:value-type="string" calcext:value-type="string">
            <text:p>m/s: effective tip speed?</text:p>
          </table:table-cell>
        </table:table-row>
        <table:table-row table:style-name="ro1">
          <table:table-cell/>
          <table:table-cell office:value-type="string" calcext:value-type="string">
            <text:p>p01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bar: inlet stagnation pressure</text:p>
          </table:table-cell>
          <table:table-cell office:value-type="string" calcext:value-type="string">
            <text:p>C2^2/2Cp</text:p>
          </table:table-cell>
          <table:table-cell table:style-name="ce19" table:formula="of:=(([.F6]/100)^2+([.C10]/100)^2)/(2*[.C19]/10)" office:value-type="float" office:value="0.0407981126249477" calcext:value-type="float">
            <text:p>0.0407981126</text:p>
          </table:table-cell>
          <table:table-cell office:value-type="string" calcext:value-type="string">
            <text:p>K: ? factor of 10 in here somewhere for ?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PI()*[.C7]*[.C4]" office:value-type="float" office:value="1.5707963267949" calcext:value-type="float">
            <text:p>1.5707963268</text:p>
          </table:table-cell>
          <table:table-cell office:value-type="string" calcext:value-type="string">
            <text:p>m/s: ideal tip speed</text:p>
          </table:table-cell>
          <table:table-cell office:value-type="string" calcext:value-type="string">
            <text:p>Loss split</text:p>
          </table:table-cell>
          <table:table-cell table:style-name="ce10" office:value-type="float" office:value="0.5" calcext:value-type="float">
            <text:p>0.5</text:p>
          </table:table-cell>
          <table:table-cell office:value-type="string" calcext:value-type="string">
            <text:p>-: loss fraction from impeller</text:p>
          </table:table-cell>
        </table:table-row>
        <table:table-row table:style-name="ro1">
          <table:table-cell/>
          <table:table-cell office:value-type="string" calcext:value-type="string">
            <text:p>Cw2</text:p>
          </table:table-cell>
          <table:table-cell table:formula="of:=[.C9]*[.C3]" office:value-type="float" office:value="1.28816674621825" calcext:value-type="float">
            <text:p>1.2881667462</text:p>
          </table:table-cell>
          <table:table-cell office:value-type="string" calcext:value-type="string">
            <text:p>m/s: actual tip speed</text:p>
          </table:table-cell>
          <table:table-cell office:value-type="string" calcext:value-type="string">
            <text:p>Loss</text:p>
          </table:table-cell>
          <table:table-cell table:style-name="ce19" table:formula="of:=[.F9]*(1-[.C13])" office:value-type="float" office:value="0.11" calcext:value-type="float">
            <text:p>0.11</text:p>
          </table:table-cell>
          <table:table-cell office:value-type="string" calcext:value-type="string">
            <text:p>-: impeller loss</text:p>
          </table:table-cell>
        </table:table-row>
        <table:table-row table:style-name="ro1">
          <table:table-cell/>
          <table:table-cell office:value-type="string" calcext:value-type="string">
            <text:p>T03-T01</text:p>
          </table:table-cell>
          <table:table-cell table:formula="of:=([.C12]*[.C3]*[.C9]*[.C9])/([.C19]*10^3)" office:value-type="float" office:value="0.00400682691734447" calcext:value-type="float">
            <text:p>0.0040068269</text:p>
          </table:table-cell>
          <table:table-cell office:value-type="string" calcext:value-type="string">
            <text:p>K: temperature equivalent of work done</text:p>
          </table:table-cell>
          <table:table-cell office:value-type="string" calcext:value-type="string">
            <text:p>effective comprn</text:p>
          </table:table-cell>
          <table:table-cell table:style-name="ce19" table:formula="of:=1-[.F10]" office:value-type="float" office:value="0.89" calcext:value-type="float">
            <text:p>0.89</text:p>
          </table:table-cell>
          <table:table-cell office:value-type="string" calcext:value-type="string">
            <text:p>-: ?</text:p>
          </table:table-cell>
        </table:table-row>
        <table:table-row table:style-name="ro1">
          <table:table-cell/>
          <table:table-cell office:value-type="string" calcext:value-type="string">
            <text:p>psi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power input factor (2 is a guess, good would be 1.04)</text:p>
          </table:table-cell>
          <table:table-cell office:value-type="string" calcext:value-type="string">
            <text:p>p02/p01</text:p>
          </table:table-cell>
          <table:table-cell table:style-name="ce19" table:formula="of:=(1+(([.F11]*[.C11])/[.C14]))^[.C16]" office:value-type="float" office:value="1.00004208503685" calcext:value-type="float">
            <text:p>1.000042085</text:p>
          </table:table-cell>
          <table:table-cell office:value-type="string" calcext:value-type="string">
            <text:p>-: pressure ratio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table:style-name="ce10" office:value-type="float" office:value="0.78" calcext:value-type="float">
            <text:p>0.78</text:p>
          </table:table-cell>
          <table:table-cell table:style-name="ce14" office:value-type="string" calcext:value-type="string">
            <text:p>isentropic efficiency</text:p>
          </table:table-cell>
          <table:table-cell office:value-type="string" calcext:value-type="string">
            <text:p>T02</text:p>
          </table:table-cell>
          <table:table-cell table:style-name="ce19" table:formula="of:=[.C14]+[.C11]" office:value-type="float" office:value="295.004006826917" calcext:value-type="float">
            <text:p>295.0040068269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/>
          <table:table-cell office:value-type="string" calcext:value-type="string">
            <text:p>T01</text:p>
          </table:table-cell>
          <table:table-cell table:style-name="ce10" office:value-type="float" office:value="295" calcext:value-type="float">
            <text:p>295</text:p>
          </table:table-cell>
          <table:table-cell office:value-type="string" calcext:value-type="string">
            <text:p>K: inlet stagnation temperature</text:p>
          </table:table-cell>
          <table:table-cell office:value-type="string" calcext:value-type="string">
            <text:p>T2</text:p>
          </table:table-cell>
          <table:table-cell table:style-name="ce19" table:formula="of:=[.F13]-[.F8]" office:value-type="float" office:value="294.963208714292" calcext:value-type="float">
            <text:p>294.9632087143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/>
          <table:table-cell office:value-type="string" calcext:value-type="string">
            <text:p>gamma</text:p>
          </table:table-cell>
          <table:table-cell table:style-name="ce20" office:value-type="float" office:value="1.403" calcext:value-type="float">
            <text:p>1.403</text:p>
          </table:table-cell>
          <table:table-cell office:value-type="string" calcext:value-type="string">
            <text:p>ratio of specific heats, 1.4ish for dry cold air</text:p>
          </table:table-cell>
          <table:table-cell office:value-type="string" calcext:value-type="string">
            <text:p>p2/p02</text:p>
          </table:table-cell>
          <table:table-cell table:style-name="ce19" table:formula="of:=([.F14]/[.F13])^[.C16]" office:value-type="float" office:value="0.999518617538482" calcext:value-type="float">
            <text:p>0.99951861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y-(y-1)</text:p>
          </table:table-cell>
          <table:table-cell table:formula="of:=[.C15]/([.C15]-1)" office:value-type="float" office:value="3.48138957816377" calcext:value-type="float">
            <text:p>3.4813895782</text:p>
          </table:table-cell>
          <table:table-cell office:value-type="string" calcext:value-type="string">
            <text:p>-: probably</text:p>
          </table:table-cell>
          <table:table-cell table:style-name="ce16" office:value-type="string" calcext:value-type="string">
            <text:p>p2/p01</text:p>
          </table:table-cell>
          <table:table-cell table:style-name="ce19" table:formula="of:=[.F12]*[.F15]" office:value-type="float" office:value="0.99956068231633" calcext:value-type="float">
            <text:p>0.9995606823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03/p01</text:p>
          </table:table-cell>
          <table:table-cell table:formula="of:=(1+([.C13]*[.C11])/[.C14])^[.C16]" office:value-type="float" office:value="1.00003688344707" calcext:value-type="float">
            <text:p>1.0000368834</text:p>
          </table:table-cell>
          <table:table-cell office:value-type="string" calcext:value-type="string">
            <text:p>-: pressure ratio ?</text:p>
          </table:table-cell>
          <table:table-cell table:style-name="ce16" office:value-type="string" calcext:value-type="string">
            <text:p>p2</text:p>
          </table:table-cell>
          <table:table-cell table:style-name="ce23" table:formula="of:=[.F16]*[.C8]" office:value-type="float" office:value="0.99956068231633" calcext:value-type="float">
            <text:p>0.9995606823</text:p>
          </table:table-cell>
          <table:table-cell table:style-name="ce16" office:value-type="string" calcext:value-type="string">
            <text:p>bar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style-name="ce10" office:value-type="float" office:value="0.02" calcext:value-type="float">
            <text:p>0.02</text:p>
          </table:table-cell>
          <table:table-cell office:value-type="string" calcext:value-type="string">
            <text:p>kg/s: inlet mass flow</text:p>
          </table:table-cell>
          <table:table-cell table:style-name="ce16" office:value-type="string" calcext:value-type="string">
            <text:p>rho2</text:p>
          </table:table-cell>
          <table:table-cell table:style-name="ce19" table:formula="of:=([.F17]*100)/(0.287*[.F14])" office:value-type="float" office:value="1.18075398251729" calcext:value-type="float">
            <text:p>1.1807539825</text:p>
          </table:table-cell>
          <table:table-cell table:style-name="ce16" office:value-type="string" calcext:value-type="string">
            <text:p>kg/m^3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table:style-name="ce21" office:value-type="float" office:value="1.01" calcext:value-type="float">
            <text:p>1.01</text:p>
          </table:table-cell>
          <table:table-cell table:style-name="ce15" office:value-type="string" calcext:value-type="string">
            <text:p>kJ/(kg K): specific heat of air</text:p>
          </table:table-cell>
          <table:table-cell office:value-type="string" calcext:value-type="string">
            <text:p>A outflow</text:p>
          </table:table-cell>
          <table:table-cell table:style-name="ce19" table:formula="of:=[.C18]/([.F18]*[.F6])" office:value-type="float" office:value="0.00188491488567512" calcext:value-type="float">
            <text:p>0.0018849149</text:p>
          </table:table-cell>
          <table:table-cell office:value-type="string" calcext:value-type="string">
            <text:p>m^2</text:p>
          </table:table-cell>
        </table:table-row>
        <table:table-row table:style-name="ro1">
          <table:table-cell/>
          <table:table-cell office:value-type="string" calcext:value-type="string">
            <text:p>input power reqd</text:p>
          </table:table-cell>
          <table:table-cell table:formula="of:=[.C18]*[.C19]*[.C11]" office:value-type="float" office:value="0.0000809379037303582" calcext:value-type="float">
            <text:p>8.09379037303582E-005</text:p>
          </table:table-cell>
          <table:table-cell office:value-type="string" calcext:value-type="string">
            <text:p>kW?: (says kW in book)</text:p>
          </table:table-cell>
          <table:table-cell office:value-type="string" calcext:value-type="string">
            <text:p>Depth</text:p>
          </table:table-cell>
          <table:table-cell table:style-name="ce19" table:formula="of:=[.F19]/(PI()*[.C7])" office:value-type="float" office:value="0.00599987042725382" calcext:value-type="float">
            <text:p>0.005999870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formula="of:=(PI()*(([.C6])^2-([.C5])^2))/4" office:value-type="float" office:value="0.00188495559215388" calcext:value-type="float">
            <text:p>0.0018849556</text:p>
          </table:table-cell>
          <table:table-cell office:value-type="string" calcext:value-type="string">
            <text:p>m^2: annular intake area</text:p>
          </table:table-cell>
          <table:table-cell office:value-type="string" calcext:value-type="string">
            <text:p>Depth</text:p>
          </table:table-cell>
          <table:table-cell table:style-name="ce22" table:formula="of:=[.F20]*1000" office:value-type="float" office:value="5.99987042725382" calcext:value-type="float">
            <text:p>5.9998704273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office:value-type="string" calcext:value-type="string">
            <text:p>rho1</text:p>
          </table:table-cell>
          <table:table-cell table:formula="of:=([.C8]*100)/(0.287*([.C14]))" office:value-type="float" office:value="1.18112561270891" calcext:value-type="float">
            <text:p>1.1811256127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formula="of:=[.$C$18]/([.C22]*[.C21])" office:value-type="float" office:value="8.98323550458354" calcext:value-type="float">
            <text:p>8.9832355046</text:p>
          </table:table-cell>
          <table:table-cell office:value-type="string" calcext:value-type="string">
            <text:p>m/s: inlet velocity?</text:p>
          </table:table-cell>
          <table:table-cell office:value-type="string" calcext:value-type="string">
            <text:p>final out diam</text:p>
          </table:table-cell>
          <table:table-cell table:style-name="ce10" table:formula="of:=155+1.2+1.2" office:value-type="float" office:value="157.4" calcext:value-type="float">
            <text:p>157.4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1^2/2cp</text:p>
          </table:table-cell>
          <table:table-cell table:formula="of:=[.C23]^2/(2*[.$C$19]*10^3)" office:value-type="float" office:value="0.0399497624409952" calcext:value-type="float">
            <text:p>0.0399497624</text:p>
          </table:table-cell>
          <table:table-cell office:value-type="string" calcext:value-type="string">
            <text:p>K: equiv dyn. temp</text:p>
          </table:table-cell>
          <table:table-cell office:value-type="string" calcext:value-type="string">
            <text:p>final out inner</text:p>
          </table:table-cell>
          <table:table-cell table:style-name="ce10" table:formula="of:=155" office:value-type="float" office:value="155" calcext:value-type="float">
            <text:p>155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T1</text:p>
          </table:table-cell>
          <table:table-cell table:formula="of:=([.$C$14])-[.C24]" office:value-type="float" office:value="294.960050237559" calcext:value-type="float">
            <text:p>294.9600502376</text:p>
          </table:table-cell>
          <table:table-cell office:value-type="string" calcext:value-type="string">
            <text:p>K: temperature?</text:p>
          </table:table-cell>
          <table:table-cell office:value-type="string" calcext:value-type="string">
            <text:p>final out area</text:p>
          </table:table-cell>
          <table:table-cell table:style-name="ce19" table:formula="of:=(PI()*([.F23]/1000)^2)/4-(PI()*([.F24]/1000)^2)/4" office:value-type="float" office:value="0.000588860126988867" calcext:value-type="float">
            <text:p>0.0005888601</text:p>
          </table:table-cell>
          <table:table-cell office:value-type="string" calcext:value-type="string">
            <text:p>m^2</text:p>
          </table:table-cell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p1</text:p>
          </table:table-cell>
          <table:table-cell table:formula="of:=[.$C$8]/(([.$C$14]/[.C25])^[.$C$16])" office:value-type="float" office:value="0.999528619254087" calcext:value-type="float">
            <text:p>0.9995286193</text:p>
          </table:table-cell>
          <table:table-cell office:value-type="string" calcext:value-type="string">
            <text:p>bar: pressure?</text:p>
          </table:table-cell>
          <table:table-cell office:value-type="string" calcext:value-type="string">
            <text:p>vol/sec</text:p>
          </table:table-cell>
          <table:table-cell table:style-name="ce19" table:formula="of:=[.C18]/[.C47]" office:value-type="float" office:value="0.0169386952867538" calcext:value-type="float">
            <text:p>0.0169386953</text:p>
          </table:table-cell>
          <table:table-cell office:value-type="string" calcext:value-type="string">
            <text:p>m^3/s</text:p>
          </table:table-cell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rho1</text:p>
          </table:table-cell>
          <table:table-cell table:formula="of:=([.C26]*100)/(0.287*[.C25])" office:value-type="float" office:value="1.18072875057587" calcext:value-type="float">
            <text:p>1.1807287506</text:p>
          </table:table-cell>
          <table:table-cell office:value-type="string" calcext:value-type="string">
            <text:p>kg/m^3: density (approx)</text:p>
          </table:table-cell>
          <table:table-cell office:value-type="string" calcext:value-type="string">
            <text:p>speed</text:p>
          </table:table-cell>
          <table:table-cell table:style-name="ce22" table:formula="of:=[.F26]/[.F25]" office:value-type="float" office:value="28.7652271064262" calcext:value-type="float">
            <text:p>28.7652271064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formula="of:=[.$C$18]/([.C27]*[.$C$21])" office:value-type="float" office:value="8.98625491611409" calcext:value-type="float">
            <text:p>8.9862549161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1^2/2cp</text:p>
          </table:table-cell>
          <table:table-cell table:formula="of:=[.C28]^2/(2*[.$C$19]*10^3)" office:value-type="float" office:value="0.0399766224838538" calcext:value-type="float">
            <text:p>0.0399766225</text:p>
          </table:table-cell>
          <table:table-cell office:value-type="string" calcext:value-type="string">
            <text:p>K: equiv dyn. te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T1</text:p>
          </table:table-cell>
          <table:table-cell table:formula="of:=([.$C$14])-[.C29]" office:value-type="float" office:value="294.960023377516" calcext:value-type="float">
            <text:p>294.9600233775</text:p>
          </table:table-cell>
          <table:table-cell office:value-type="string" calcext:value-type="string">
            <text:p>K: temperat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p1</text:p>
          </table:table-cell>
          <table:table-cell table:formula="of:=[.$C$8]/(([.$C$14]/[.C30])^[.$C$16])" office:value-type="float" office:value="0.999528302376653" calcext:value-type="float">
            <text:p>0.9995283024</text:p>
          </table:table-cell>
          <table:table-cell office:value-type="string" calcext:value-type="string">
            <text:p>bar: press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rho1</text:p>
          </table:table-cell>
          <table:table-cell table:formula="of:=([.C31]*100)/(0.287*[.C30])" office:value-type="float" office:value="1.18072848377419" calcext:value-type="float">
            <text:p>1.1807284838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formula="of:=[.$C$18]/([.C32]*[.$C$21])" office:value-type="float" office:value="8.98625694668079" calcext:value-type="float">
            <text:p>8.9862569467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1^2/2cp</text:p>
          </table:table-cell>
          <table:table-cell table:formula="of:=[.C33]^2/(2*[.$C$19]*10^3)" office:value-type="float" office:value="0.0399766405503805" calcext:value-type="float">
            <text:p>0.0399766406</text:p>
          </table:table-cell>
          <table:table-cell office:value-type="string" calcext:value-type="string">
            <text:p>K: equiv dyn. te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T1</text:p>
          </table:table-cell>
          <table:table-cell table:formula="of:=([.$C$14])-[.C34]" office:value-type="float" office:value="294.96002335945" calcext:value-type="float">
            <text:p>294.9600233595</text:p>
          </table:table-cell>
          <table:table-cell office:value-type="string" calcext:value-type="string">
            <text:p>K: temperat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p1</text:p>
          </table:table-cell>
          <table:table-cell table:formula="of:=[.$C$8]/(([.$C$14]/[.C35])^[.$C$16])" office:value-type="float" office:value="0.999528302163516" calcext:value-type="float">
            <text:p>0.9995283022</text:p>
          </table:table-cell>
          <table:table-cell office:value-type="string" calcext:value-type="string">
            <text:p>bar: press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rho1</text:p>
          </table:table-cell>
          <table:table-cell table:formula="of:=([.C36]*100)/(0.287*[.C35])" office:value-type="float" office:value="1.18072848359473" calcext:value-type="float">
            <text:p>1.1807284836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formula="of:=[.$C$18]/([.C37]*[.$C$21])" office:value-type="float" office:value="8.98625694804658" calcext:value-type="float">
            <text:p>8.986256948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1^2/2cp</text:p>
          </table:table-cell>
          <table:table-cell table:formula="of:=[.C38]^2/(2*[.$C$19]*10^3)" office:value-type="float" office:value="0.0399766405625324" calcext:value-type="float">
            <text:p>0.0399766406</text:p>
          </table:table-cell>
          <table:table-cell office:value-type="string" calcext:value-type="string">
            <text:p>K: equiv dyn. te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T1</text:p>
          </table:table-cell>
          <table:table-cell table:formula="of:=([.$C$14])-[.C39]" office:value-type="float" office:value="294.960023359437" calcext:value-type="float">
            <text:p>294.9600233594</text:p>
          </table:table-cell>
          <table:table-cell office:value-type="string" calcext:value-type="string">
            <text:p>K: temperat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p1</text:p>
          </table:table-cell>
          <table:table-cell table:formula="of:=[.$C$8]/(([.$C$14]/[.C40])^[.$C$16])" office:value-type="float" office:value="0.999528302163373" calcext:value-type="float">
            <text:p>0.9995283022</text:p>
          </table:table-cell>
          <table:table-cell office:value-type="string" calcext:value-type="string">
            <text:p>bar: press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rho1</text:p>
          </table:table-cell>
          <table:table-cell table:formula="of:=([.C41]*100)/(0.287*[.C40])" office:value-type="float" office:value="1.18072848359461" calcext:value-type="float">
            <text:p>1.1807284836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formula="of:=[.$C$18]/([.C42]*[.$C$21])" office:value-type="float" office:value="8.9862569480475" calcext:value-type="float">
            <text:p>8.986256948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1^2/2cp</text:p>
          </table:table-cell>
          <table:table-cell table:formula="of:=[.C43]^2/(2*[.$C$19]*10^3)" office:value-type="float" office:value="0.0399766405625406" calcext:value-type="float">
            <text:p>0.0399766406</text:p>
          </table:table-cell>
          <table:table-cell office:value-type="string" calcext:value-type="string">
            <text:p>K: equiv dyn. te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T1</text:p>
          </table:table-cell>
          <table:table-cell table:formula="of:=([.$C$14])-[.C44]" office:value-type="float" office:value="294.960023359437" calcext:value-type="float">
            <text:p>294.9600233594</text:p>
          </table:table-cell>
          <table:table-cell office:value-type="string" calcext:value-type="string">
            <text:p>K: temperat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p1</text:p>
          </table:table-cell>
          <table:table-cell table:formula="of:=[.$C$8]/(([.$C$14]/[.C45])^[.$C$16])" office:value-type="float" office:value="0.999528302163373" calcext:value-type="float">
            <text:p>0.9995283022</text:p>
          </table:table-cell>
          <table:table-cell office:value-type="string" calcext:value-type="string">
            <text:p>bar: pressur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rho1</text:p>
          </table:table-cell>
          <table:table-cell table:formula="of:=([.C46]*100)/(0.287*[.C45])" office:value-type="float" office:value="1.18072848359461" calcext:value-type="float">
            <text:p>1.1807284836</text:p>
          </table:table-cell>
          <table:table-cell office:value-type="string" calcext:value-type="string">
            <text:p>kg/m^3: density (approx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rate</text:p>
          </table:table-cell>
          <table:table-cell office:value-type="string" calcext:value-type="string">
            <text:p>Ca1</text:p>
          </table:table-cell>
          <table:table-cell table:style-name="ce22" table:formula="of:=[.$C$18]/([.C47]*[.$C$21])" office:value-type="float" office:value="8.9862569480475" calcext:value-type="float">
            <text:p>8.986256948</text:p>
          </table:table-cell>
          <table:table-cell office:value-type="string" calcext:value-type="string">
            <text:p>m/s: inlet velocity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/00/0000</text:date>, <text:time style:data-style-name="N2" text:time-value="22:22:08.3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9:58:28.179000000</meta:creation-date>
    <meta:generator>LibreOffice/4.2.6.3$Windows_x86 LibreOffice_project/3fd416d4c6db7d3204c17ce57a1d70f6e531ee21</meta:generator>
    <dc:date>2015-01-25T22:35:45.058000000</dc:date>
    <meta:editing-duration>PT2H30M56S</meta:editing-duration>
    <meta:editing-cycles>98</meta:editing-cycles>
    <meta:document-statistic meta:table-count="2" meta:cell-count="469" meta:object-count="0"/>
  </office:meta>
</office:document-meta>
</file>